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leitung:</text:p>
      <text:p text:style-name="Standard"/>
      <text:p text:style-name="Standard">Browser Programm was man jeden tag auf hat, in meinem speziellen Fall FF.</text:p>
      <text:p text:style-name="Standard">Problem gute idee zu finden. Einfache Entwicklung debugen problematisch.</text:p>
      <text:p text:style-name="Standard"/>
      <text:p text:style-name="Standard"/>
      <text:p text:style-name="Standard"/>
      <text:p text:style-name="Standard"/>
      <text:p text:style-name="Standard">Benutzt</text:p>
      <text:list xml:id="list5324089971183940790" text:style-name="L1">
        <text:list-item>
          <text:p text:style-name="P1">Jquery javascript bibliothek</text:p>
        </text:list-item>
      </text:list>
      <text:p text:style-name="Standard"/>
      <text:p text:style-name="Standard"/>
      <text:p text:style-name="Standard"/>
      <text:p text:style-name="Standard">Quellen:</text:p>
      <text:p text:style-name="Standard"/>
      <text:list xml:id="list4464282200923878960" text:style-name="L2">
        <text:list-item>
          <text:p text:style-name="P2">w3 school jquery tut</text:p>
        </text:list-item>
        <text:list-item>
          <text:p text:style-name="P2">jquery offizielle api seite</text:p>
        </text:list-item>
        <text:list-item>
          <text:p text:style-name="P2">mozilla mdn tuts</text:p>
        </text:list-item>
        <text:list-item>
          <text:p text:style-name="P2">getFavicon</text:p>
        </text:list-item>
      </text:list>
      <text:p text:style-name="Standard"/>
      <text:p text:style-name="Standard"/>
      <text:p text:style-name="Standard">Erklärung:</text:p>
      <text:list xml:id="list2779969490035896843" text:style-name="L3">
        <text:list-item>
          <text:p text:style-name="P3">entwickelt und getestet in FF 28 (api changes in FF 29)</text:p>
        </text:list-item>
        <text:list-item>
          <text:p text:style-name="P3">kurze erklärung wie zu installieren und testen</text:p>
        </text:list-item>
      </text:list>
      <text:p text:style-name="Standard"/>
      <text:p text:style-name="Standard"/>
      <text:p text:style-name="Standard">Test:</text:p>
      <text:p text:style-name="Standard">- html datei gehostet dropbox -&gt; test von änderu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S</meta:editing-duration>
    <meta:editing-cycles>5</meta:editing-cycles>
    <meta:generator>OpenOffice/4.0.1$Win32 OpenOffice.org_project/401m5$Build-9714</meta:generator>
    <dc:date>2014-04-03T23:05:52.42</dc:date>
    <meta:document-statistic meta:table-count="0" meta:image-count="0" meta:object-count="0" meta:page-count="1" meta:paragraph-count="15" meta:word-count="76" meta:character-count="447"/>
    <meta:user-defined meta:name="Info 1"/>
    <meta:user-defined meta:name="Info 2"/>
    <meta:user-defined meta:name="Info 3"/>
    <meta:user-defined meta:name="Info 4"/>
  </office:meta>
</office:document-meta>
</file>